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104in" style:rel-column-width="14289*"/>
    </style:style>
    <style:style style:name="Table2.B" style:family="table-column">
      <style:table-column-properties style:column-width="5.4167in" style:rel-column-width="51246*"/>
    </style:style>
    <style:style style:name="Table2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116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063in" style:rel-column-width="8573*"/>
    </style:style>
    <style:style style:name="Table1.B" style:family="table-column">
      <style:table-column-properties style:column-width="1.4167in" style:rel-column-width="13402*"/>
    </style:style>
    <style:style style:name="Table1.C" style:family="table-column">
      <style:table-column-properties style:column-width="4.6042in" style:rel-column-width="43560*"/>
    </style:style>
    <style:style style:name="Table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83ca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" style:font-name-asian="DejaVu Sans"/>
    </style:style>
    <style:style style:name="P11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24pt" fo:font-weight="bold" style:font-name-asian="DejaVu Sans" style:font-size-asian="24pt" style:font-weight-asian="bold" style:font-size-complex="24pt" style:font-weight-complex="bold"/>
    </style:style>
    <style:style style:name="P13" style:family="paragraph" style:parent-style-name="Table_20_Contents">
      <style:text-properties style:font-name="DejaVu Sans" style:font-name-asian="DejaVu Sans"/>
    </style:style>
    <style:style style:name="T1" style:family="text">
      <style:text-properties style:language-asian="zh" style:country-asian="CN"/>
    </style:style>
    <number:date-style style:name="N116">
      <number:year/>
      <number:text>／</number:text>
      <number:month/>
      <number:text>／</number:text>
      <number:day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<text:span text:style-name="T1">会议记录</text:span>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例会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1-12-26">
            <text:p text:style-name="P6">11／12／26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小会议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8">项目例会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8">王正明，肖继华，白帆，徐文钢，段超，马磊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EQL</text:p>
          </table:table-cell>
          <table:table-cell table:style-name="Table1.C2" office:value-type="string">
            <text:p text:style-name="P10">1. 马磊整理eql的EBNF文法规则，需要调整与sql不一致的地方如By Range，in等乖。</text:p>
            <text:p text:style-name="P10">2. 肖继华建立alter的EBNF规则。</text:p>
            <text:p text:style-name="P10">3. 马磊实现alter。 </text:p>
            <text:p text:style-name="P10">4. 考虑将马磊以前写的socket移植到Eql中。</text:p>
            <text:p text:style-name="P10">5. eql建立配置文件，/etc/eql.conf</text:p>
            <text:p text:style-name="P10">6. eql.conf中实现egg路径设置。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Egg2</text:p>
          </table:table-cell>
          <table:table-cell table:style-name="Table1.C2" office:value-type="string">
            <text:p text:style-name="P10">1. 建立Lucene测试例子，与Egg进行对比，由赵建莲完成。</text:p>
            <text:p text:style-name="P10">2. 建立MongoDB测试例子，与Egg进行对比。</text:p>
            <text:p text:style-name="P10">3. egg提供字段导出功能，功eql显示列信息，或自动生成列信息。</text:p>
            <text:p text:style-name="P10">4. Egg2应用到Bas中。</text:p>
            <text:p text:style-name="P10">5. 庄国华调整egg的分词器。</text:p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0.75in" fo:margin-right="0in" fo:margin-top="0.0972in" fo:margin-bottom="0in" style:line-height-at-least="0.1528in" fo:keep-together="always" fo:text-indent="0in" style:auto-text-indent="false" fo:keep-with-next="always"/>
      <style:text-properties fo:font-size="11pt" fo:letter-spacing="-0.0028in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1-12-27T10:30:15</dc:date>
    <meta:editing-duration>PT02H25M00S</meta:editing-duration>
    <meta:editing-cycles>116</meta:editing-cycles>
    <meta:generator>OpenOffice.org/3.2$Unix OpenOffice.org_project/320m12$Build-9483</meta:generator>
    <dc:creator>justin </dc:creator>
    <meta:document-statistic meta:table-count="2" meta:image-count="0" meta:object-count="0" meta:page-count="1" meta:paragraph-count="33" meta:word-count="168" meta:character-count="410"/>
  </office:meta>
</office:document-meta>
</file>